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6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8 年 11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55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5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55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6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5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7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3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54">
            <text:p>人口數</text:p>
          </table:table-cell>
          <table:table-cell office:value-type="string" table:number-columns-spanned="1" table:number-rows-spanned="2" table:style-name="ce53">
            <text:p>月增加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出生數</text:p>
          </table:table-cell>
          <table:table-cell office:value-type="string" table:number-columns-spanned="1" table:number-rows-spanned="2" table:style-name="ce53">
            <text:p>月出生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死亡數</text:p>
          </table:table-cell>
          <table:table-cell office:value-type="string" table:number-columns-spanned="1" table:number-rows-spanned="2" table:style-name="ce53">
            <text:p>月死亡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結婚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離婚</text:p>
            <text:p>率</text:p>
          </table:table-cell>
          <table:table-cell office:value-type="string" table:style-name="ce20">
            <text:p>折合年</text:p>
          </table:table-cell>
          <table:table-cell table:number-columns-repeated="16361"/>
        </table:table-row>
        <table:table-row table:style-name="ro4">
          <table:table-cell table:style-name="ce21"/>
          <table:table-cell office:value-type="string" table:style-name="ce22">
            <text:p>人口數</text:p>
          </table:table-cell>
          <table:covered-table-cell/>
          <table:table-cell office:value-type="string" table:style-name="ce24">
            <text:p>增加率</text:p>
          </table:table-cell>
          <table:covered-table-cell/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5">
            <text:p>出生率</text:p>
          </table:table-cell>
          <table:covered-table-cell/>
          <table:covered-table-cell/>
          <table:table-cell office:value-type="string" table:style-name="ce25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5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5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28">
            <text:p>總 <text:s text:c="3"/>計</text:p>
          </table:table-cell>
          <table:table-cell office:value-type="float" office:value="2510" table:style-name="ce29">
            <text:p><text:s text:c="3"/>2,510<text:s/></text:p>
          </table:table-cell>
          <table:table-cell office:value-type="float" office:value="0.10637276253793715" table:style-name="ce30">
            <text:p><text:s text:c="3"/>0.11<text:s/></text:p>
          </table:table-cell>
          <table:table-cell office:value-type="float" office:value="1.2942019442115686" table:style-name="ce30">
            <text:p><text:s text:c="3"/>1.29<text:s/></text:p>
          </table:table-cell>
          <table:table-cell office:value-type="float" office:value="948" table:style-name="ce29">
            <text:p><text:s text:c="3"/>948<text:s/></text:p>
          </table:table-cell>
          <table:table-cell office:value-type="float" office:value="4.0175848161738817E-2" table:style-name="ce30">
            <text:p><text:s text:c="3"/>0.04<text:s/></text:p>
          </table:table-cell>
          <table:table-cell office:value-type="float" office:value="0.49" table:style-name="ce30">
            <text:p><text:s text:c="3"/>0.49<text:s/></text:p>
          </table:table-cell>
          <table:table-cell office:value-type="float" office:value="14687" table:style-name="ce29">
            <text:p><text:s text:c="3"/>14,687<text:s/></text:p>
          </table:table-cell>
          <table:table-cell office:value-type="float" office:value="0.62242898940027203" table:style-name="ce30">
            <text:p><text:s text:c="3"/>0.62<text:s/></text:p>
          </table:table-cell>
          <table:table-cell office:value-type="float" office:value="7.57" table:style-name="ce30">
            <text:p><text:s text:c="3"/>7.57<text:s/></text:p>
          </table:table-cell>
          <table:table-cell office:value-type="float" office:value="13739" table:style-name="ce29">
            <text:p><text:s text:c="3"/>13,739<text:s/></text:p>
          </table:table-cell>
          <table:table-cell office:value-type="float" office:value="0.58225314123853322" table:style-name="ce30">
            <text:p><text:s text:c="3"/>0.58<text:s/></text:p>
          </table:table-cell>
          <table:table-cell office:value-type="float" office:value="7.08" table:style-name="ce30">
            <text:p><text:s text:c="3"/>7.08<text:s/></text:p>
          </table:table-cell>
          <table:table-cell office:value-type="float" office:value="12497" table:style-name="ce29">
            <text:p><text:s text:c="3"/>12,497<text:s/></text:p>
          </table:table-cell>
          <table:table-cell office:value-type="float" office:value="12264" table:style-name="ce29">
            <text:p><text:s text:c="3"/>12,264<text:s/></text:p>
          </table:table-cell>
          <table:table-cell office:value-type="float" office:value="233" table:style-name="ce29">
            <text:p><text:s text:c="3"/>233<text:s/></text:p>
          </table:table-cell>
          <table:table-cell office:value-type="float" office:value="0.52961769459625518" table:style-name="ce30">
            <text:p><text:s text:c="3"/>0.53<text:s/></text:p>
          </table:table-cell>
          <table:table-cell office:value-type="float" office:value="6.44" table:style-name="ce30">
            <text:p><text:s text:c="3"/>6.44<text:s/></text:p>
          </table:table-cell>
          <table:table-cell office:value-type="float" office:value="4476" table:style-name="ce29">
            <text:p><text:s text:c="3"/>4,476<text:s/></text:p>
          </table:table-cell>
          <table:table-cell office:value-type="float" office:value="4452" table:style-name="ce29">
            <text:p><text:s text:c="3"/>4,452<text:s/></text:p>
          </table:table-cell>
          <table:table-cell office:value-type="float" office:value="24" table:style-name="ce29">
            <text:p><text:s text:c="3"/>24<text:s/></text:p>
          </table:table-cell>
          <table:table-cell office:value-type="float" office:value="0.18969102992820983" table:style-name="ce30">
            <text:p><text:s text:c="3"/>0.19<text:s/></text:p>
          </table:table-cell>
          <table:table-cell office:value-type="float" office:value="2.31" table:style-name="ce31">
            <text:p><text:s text:c="3"/>2.31<text:s/></text:p>
          </table:table-cell>
          <table:table-cell table:number-columns-repeated="16361"/>
        </table:table-row>
        <table:table-row table:style-name="ro6">
          <table:table-cell office:value-type="string" table:style-name="ce28">
            <text:p>新北市</text:p>
          </table:table-cell>
          <table:table-cell office:value-type="float" office:value="1917" table:style-name="ce29">
            <text:p><text:s text:c="3"/>1,917<text:s/></text:p>
          </table:table-cell>
          <table:table-cell office:value-type="float" office:value="0.47751185684109843" table:style-name="ce30">
            <text:p><text:s text:c="3"/>0.48<text:s/></text:p>
          </table:table-cell>
          <table:table-cell office:value-type="float" office:value="5.8097275915666975" table:style-name="ce30">
            <text:p><text:s text:c="3"/>5.81<text:s/></text:p>
          </table:table-cell>
          <table:table-cell office:value-type="float" office:value="406" table:style-name="ce32">
            <text:p><text:s text:c="3"/>406<text:s/></text:p>
          </table:table-cell>
          <table:table-cell office:value-type="float" office:value="0.10113187995695669" table:style-name="ce30">
            <text:p><text:s text:c="3"/>0.10<text:s/></text:p>
          </table:table-cell>
          <table:table-cell office:value-type="float" office:value="1.23" table:style-name="ce30">
            <text:p><text:s text:c="3"/>1.23<text:s/></text:p>
          </table:table-cell>
          <table:table-cell office:value-type="float" office:value="2420" table:style-name="ce32">
            <text:p><text:s text:c="3"/>2,420<text:s/></text:p>
          </table:table-cell>
          <table:table-cell office:value-type="float" office:value="0.60280578693555453" table:style-name="ce30">
            <text:p><text:s text:c="3"/>0.60<text:s/></text:p>
          </table:table-cell>
          <table:table-cell office:value-type="float" office:value="7.33" table:style-name="ce30">
            <text:p><text:s text:c="3"/>7.33<text:s/></text:p>
          </table:table-cell>
          <table:table-cell office:value-type="float" office:value="2014" table:style-name="ce32">
            <text:p><text:s text:c="3"/>2,014<text:s/></text:p>
          </table:table-cell>
          <table:table-cell office:value-type="float" office:value="0.50167390697859793" table:style-name="ce30">
            <text:p><text:s text:c="3"/>0.50<text:s/></text:p>
          </table:table-cell>
          <table:table-cell office:value-type="float" office:value="6.1" table:style-name="ce30">
            <text:p><text:s text:c="3"/>6.10<text:s/></text:p>
          </table:table-cell>
          <table:table-cell office:value-type="float" office:value="2168" table:style-name="ce32">
            <text:p><text:s text:c="3"/>2,168<text:s/></text:p>
          </table:table-cell>
          <table:table-cell office:value-type="float" office:value="2121" table:style-name="ce32">
            <text:p><text:s text:c="3"/>2,121<text:s/></text:p>
          </table:table-cell>
          <table:table-cell office:value-type="float" office:value="47" table:style-name="ce32">
            <text:p><text:s text:c="3"/>47<text:s/></text:p>
          </table:table-cell>
          <table:table-cell office:value-type="float" office:value="0.54003427523813319" table:style-name="ce30">
            <text:p><text:s text:c="3"/>0.54<text:s/></text:p>
          </table:table-cell>
          <table:table-cell office:value-type="float" office:value="6.57" table:style-name="ce30">
            <text:p><text:s text:c="3"/>6.57<text:s/></text:p>
          </table:table-cell>
          <table:table-cell office:value-type="float" office:value="761" table:style-name="ce32">
            <text:p><text:s text:c="3"/>761<text:s/></text:p>
          </table:table-cell>
          <table:table-cell office:value-type="float" office:value="756" table:style-name="ce32">
            <text:p><text:s text:c="3"/>756<text:s/></text:p>
          </table:table-cell>
          <table:table-cell office:value-type="float" office:value="5" table:style-name="ce32">
            <text:p><text:s text:c="3"/>5<text:s/></text:p>
          </table:table-cell>
          <table:table-cell office:value-type="float" office:value="0.18956000159419711" table:style-name="ce30">
            <text:p><text:s text:c="3"/>0.19<text:s/></text:p>
          </table:table-cell>
          <table:table-cell office:value-type="float" office:value="2.31" table:style-name="ce31">
            <text:p><text:s text:c="3"/>2.31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臺北市</text:p>
          </table:table-cell>
          <table:table-cell office:value-type="float" office:value="-911" table:style-name="ce29">
            <text:p><text:s/>－911<text:s/></text:p>
          </table:table-cell>
          <table:table-cell office:value-type="float" office:value="-0.34426673075847514" table:style-name="ce30">
            <text:p><text:s/>－0.34<text:s/></text:p>
          </table:table-cell>
          <table:table-cell office:value-type="float" office:value="-4.1885785575614474" table:style-name="ce30">
            <text:p><text:s/>－4.19<text:s/></text:p>
          </table:table-cell>
          <table:table-cell office:value-type="float" office:value="270" table:style-name="ce32">
            <text:p><text:s text:c="3"/>270<text:s/></text:p>
          </table:table-cell>
          <table:table-cell office:value-type="float" office:value="0.10203294984060186" table:style-name="ce30">
            <text:p><text:s text:c="3"/>0.10<text:s/></text:p>
          </table:table-cell>
          <table:table-cell office:value-type="float" office:value="1.24" table:style-name="ce30">
            <text:p><text:s text:c="3"/>1.24<text:s/></text:p>
          </table:table-cell>
          <table:table-cell office:value-type="float" office:value="1677" table:style-name="ce32">
            <text:p><text:s text:c="3"/>1,677<text:s/></text:p>
          </table:table-cell>
          <table:table-cell office:value-type="float" office:value="0.63373798845440488" table:style-name="ce30">
            <text:p><text:s text:c="3"/>0.63<text:s/></text:p>
          </table:table-cell>
          <table:table-cell office:value-type="float" office:value="7.71" table:style-name="ce30">
            <text:p><text:s text:c="3"/>7.71<text:s/></text:p>
          </table:table-cell>
          <table:table-cell office:value-type="float" office:value="1407" table:style-name="ce32">
            <text:p><text:s text:c="3"/>1,407<text:s/></text:p>
          </table:table-cell>
          <table:table-cell office:value-type="float" office:value="0.53170503861380303" table:style-name="ce30">
            <text:p><text:s text:c="3"/>0.53<text:s/></text:p>
          </table:table-cell>
          <table:table-cell office:value-type="float" office:value="6.47" table:style-name="ce30">
            <text:p><text:s text:c="3"/>6.47<text:s/></text:p>
          </table:table-cell>
          <table:table-cell office:value-type="float" office:value="1312" table:style-name="ce32">
            <text:p><text:s text:c="3"/>1,312<text:s/></text:p>
          </table:table-cell>
          <table:table-cell office:value-type="float" office:value="1271" table:style-name="ce32">
            <text:p><text:s text:c="3"/>1,271<text:s/></text:p>
          </table:table-cell>
          <table:table-cell office:value-type="float" office:value="41" table:style-name="ce32">
            <text:p><text:s text:c="3"/>41<text:s/></text:p>
          </table:table-cell>
          <table:table-cell office:value-type="float" office:value="0.49580455626248016" table:style-name="ce30">
            <text:p><text:s text:c="3"/>0.50<text:s/></text:p>
          </table:table-cell>
          <table:table-cell office:value-type="float" office:value="6.03" table:style-name="ce30">
            <text:p><text:s text:c="3"/>6.03<text:s/></text:p>
          </table:table-cell>
          <table:table-cell office:value-type="float" office:value="481" table:style-name="ce32">
            <text:p><text:s text:c="3"/>481<text:s/></text:p>
          </table:table-cell>
          <table:table-cell office:value-type="float" office:value="481" table:style-name="ce32">
            <text:p><text:s text:c="3"/>481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18176981064196107" table:style-name="ce30">
            <text:p><text:s text:c="3"/>0.18<text:s/></text:p>
          </table:table-cell>
          <table:table-cell office:value-type="float" office:value="2.21" table:style-name="ce31">
            <text:p><text:s text:c="3"/>2.21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桃園市</text:p>
          </table:table-cell>
          <table:table-cell office:value-type="float" office:value="1834" table:style-name="ce29">
            <text:p><text:s text:c="3"/>1,834<text:s/></text:p>
          </table:table-cell>
          <table:table-cell office:value-type="float" office:value="0.81690503456702024" table:style-name="ce30">
            <text:p><text:s text:c="3"/>0.82<text:s/></text:p>
          </table:table-cell>
          <table:table-cell office:value-type="float" office:value="9.9390112538987481" table:style-name="ce30">
            <text:p><text:s text:c="3"/>9.94<text:s/></text:p>
          </table:table-cell>
          <table:table-cell office:value-type="float" office:value="793" table:style-name="ce32">
            <text:p><text:s text:c="3"/>793<text:s/></text:p>
          </table:table-cell>
          <table:table-cell office:value-type="float" office:value="0.35322011581878249" table:style-name="ce30">
            <text:p><text:s text:c="3"/>0.35<text:s/></text:p>
          </table:table-cell>
          <table:table-cell office:value-type="float" office:value="4.3" table:style-name="ce30">
            <text:p><text:s text:c="3"/>4.30<text:s/></text:p>
          </table:table-cell>
          <table:table-cell office:value-type="float" office:value="1845" table:style-name="ce32">
            <text:p><text:s text:c="3"/>1,845<text:s/></text:p>
          </table:table-cell>
          <table:table-cell office:value-type="float" office:value="0.82180468308405263" table:style-name="ce30">
            <text:p><text:s text:c="3"/>0.82<text:s/></text:p>
          </table:table-cell>
          <table:table-cell office:value-type="float" office:value="9.99" table:style-name="ce30">
            <text:p><text:s text:c="3"/>9.99<text:s/></text:p>
          </table:table-cell>
          <table:table-cell office:value-type="float" office:value="1052" table:style-name="ce32">
            <text:p><text:s text:c="3"/>1,052<text:s/></text:p>
          </table:table-cell>
          <table:table-cell office:value-type="float" office:value="0.46858456726527009" table:style-name="ce30">
            <text:p><text:s text:c="3"/>0.47<text:s/></text:p>
          </table:table-cell>
          <table:table-cell office:value-type="float" office:value="5.7" table:style-name="ce30">
            <text:p><text:s text:c="3"/>5.70<text:s/></text:p>
          </table:table-cell>
          <table:table-cell office:value-type="float" office:value="1219" table:style-name="ce32">
            <text:p><text:s text:c="3"/>1,219<text:s/></text:p>
          </table:table-cell>
          <table:table-cell office:value-type="float" office:value="1196" table:style-name="ce32">
            <text:p><text:s text:c="3"/>1,196<text:s/></text:p>
          </table:table-cell>
          <table:table-cell office:value-type="float" office:value="23" table:style-name="ce32">
            <text:p><text:s text:c="3"/>23<text:s/></text:p>
          </table:table-cell>
          <table:table-cell office:value-type="float" office:value="0.54297014020566936" table:style-name="ce30">
            <text:p><text:s text:c="3"/>0.54<text:s/></text:p>
          </table:table-cell>
          <table:table-cell office:value-type="float" office:value="6.6" table:style-name="ce30">
            <text:p><text:s text:c="3"/>6.60<text:s/></text:p>
          </table:table-cell>
          <table:table-cell office:value-type="float" office:value="480" table:style-name="ce32">
            <text:p><text:s text:c="3"/>480<text:s/></text:p>
          </table:table-cell>
          <table:table-cell office:value-type="float" office:value="478" table:style-name="ce32">
            <text:p><text:s text:c="3"/>478<text:s/></text:p>
          </table:table-cell>
          <table:table-cell office:value-type="float" office:value="2" table:style-name="ce32">
            <text:p><text:s text:c="3"/>2<text:s/></text:p>
          </table:table-cell>
          <table:table-cell office:value-type="float" office:value="0.21380284437959091" table:style-name="ce30">
            <text:p><text:s text:c="3"/>0.21<text:s/></text:p>
          </table:table-cell>
          <table:table-cell office:value-type="float" office:value="2.6" table:style-name="ce31">
            <text:p><text:s text:c="3"/>2.60<text:s/></text:p>
          </table:table-cell>
          <table:table-cell table:number-columns-repeated="16361"/>
        </table:table-row>
        <table:table-row table:style-name="ro5">
          <table:table-cell office:value-type="string" table:style-name="ce28">
            <text:p>臺中市</text:p>
          </table:table-cell>
          <table:table-cell office:value-type="float" office:value="827" table:style-name="ce29">
            <text:p><text:s text:c="3"/>827<text:s/></text:p>
          </table:table-cell>
          <table:table-cell office:value-type="float" office:value="0.29395069376984478" table:style-name="ce30">
            <text:p><text:s text:c="3"/>0.29<text:s/></text:p>
          </table:table-cell>
          <table:table-cell office:value-type="float" office:value="3.5764001075331109" table:style-name="ce30">
            <text:p><text:s text:c="3"/>3.58<text:s/></text:p>
          </table:table-cell>
          <table:table-cell office:value-type="float" office:value="377" table:style-name="ce32">
            <text:p><text:s text:c="3"/>377<text:s/></text:p>
          </table:table-cell>
          <table:table-cell office:value-type="float" office:value="0.1340017068334117" table:style-name="ce30">
            <text:p><text:s text:c="3"/>0.13<text:s/></text:p>
          </table:table-cell>
          <table:table-cell office:value-type="float" office:value="1.63" table:style-name="ce30">
            <text:p><text:s text:c="3"/>1.63<text:s/></text:p>
          </table:table-cell>
          <table:table-cell office:value-type="float" office:value="1745" table:style-name="ce32">
            <text:p><text:s text:c="3"/>1,745<text:s/></text:p>
          </table:table-cell>
          <table:table-cell office:value-type="float" office:value="0.62024662712016831" table:style-name="ce30">
            <text:p><text:s text:c="3"/>0.62<text:s/></text:p>
          </table:table-cell>
          <table:table-cell office:value-type="float" office:value="7.55" table:style-name="ce30">
            <text:p><text:s text:c="3"/>7.55<text:s/></text:p>
          </table:table-cell>
          <table:table-cell office:value-type="float" office:value="1368" table:style-name="ce32">
            <text:p><text:s text:c="3"/>1,368<text:s/></text:p>
          </table:table-cell>
          <table:table-cell office:value-type="float" office:value="0.48624492028675659" table:style-name="ce30">
            <text:p><text:s text:c="3"/>0.49<text:s/></text:p>
          </table:table-cell>
          <table:table-cell office:value-type="float" office:value="5.92" table:style-name="ce30">
            <text:p><text:s text:c="3"/>5.92<text:s/></text:p>
          </table:table-cell>
          <table:table-cell office:value-type="float" office:value="1684" table:style-name="ce32">
            <text:p><text:s text:c="3"/>1,684<text:s/></text:p>
          </table:table-cell>
          <table:table-cell office:value-type="float" office:value="1659" table:style-name="ce32">
            <text:p><text:s text:c="3"/>1,659<text:s/></text:p>
          </table:table-cell>
          <table:table-cell office:value-type="float" office:value="25" table:style-name="ce32">
            <text:p><text:s text:c="3"/>25<text:s/></text:p>
          </table:table-cell>
          <table:table-cell office:value-type="float" office:value="0.59856465333545184" table:style-name="ce30">
            <text:p><text:s text:c="3"/>0.60<text:s/></text:p>
          </table:table-cell>
          <table:table-cell office:value-type="float" office:value="7.28" table:style-name="ce30">
            <text:p><text:s text:c="3"/>7.28<text:s/></text:p>
          </table:table-cell>
          <table:table-cell office:value-type="float" office:value="525" table:style-name="ce32">
            <text:p><text:s text:c="3"/>525<text:s/></text:p>
          </table:table-cell>
          <table:table-cell office:value-type="float" office:value="519" table:style-name="ce32">
            <text:p><text:s text:c="3"/>519<text:s/></text:p>
          </table:table-cell>
          <table:table-cell office:value-type="float" office:value="6" table:style-name="ce32">
            <text:p><text:s text:c="3"/>6<text:s/></text:p>
          </table:table-cell>
          <table:table-cell office:value-type="float" office:value="0.18660715142583859" table:style-name="ce30">
            <text:p><text:s text:c="3"/>0.19<text:s/></text:p>
          </table:table-cell>
          <table:table-cell office:value-type="float" office:value="2.27" table:style-name="ce31">
            <text:p><text:s text:c="3"/>2.27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臺南市</text:p>
          </table:table-cell>
          <table:table-cell office:value-type="float" office:value="-48" table:style-name="ce29">
            <text:p><text:s/>－48<text:s/></text:p>
          </table:table-cell>
          <table:table-cell office:value-type="float" office:value="-2.5515574068522073E-2" table:style-name="ce30">
            <text:p><text:s/>－0.03<text:s/></text:p>
          </table:table-cell>
          <table:table-cell office:value-type="float" office:value="-0.31043948450035191" table:style-name="ce30">
            <text:p><text:s/>－0.31<text:s/></text:p>
          </table:table-cell>
          <table:table-cell office:value-type="float" office:value="-239" table:style-name="ce32">
            <text:p><text:s/>－239<text:s/></text:p>
          </table:table-cell>
          <table:table-cell office:value-type="float" office:value="-0.12704629588284949" table:style-name="ce30">
            <text:p><text:s/>－0.13<text:s/></text:p>
          </table:table-cell>
          <table:table-cell office:value-type="float" office:value="-1.55" table:style-name="ce30">
            <text:p><text:s/>－1.55<text:s/></text:p>
          </table:table-cell>
          <table:table-cell office:value-type="float" office:value="992" table:style-name="ce32">
            <text:p><text:s text:c="3"/>992<text:s/></text:p>
          </table:table-cell>
          <table:table-cell office:value-type="float" office:value="0.52732186408278958" table:style-name="ce30">
            <text:p><text:s text:c="3"/>0.53<text:s/></text:p>
          </table:table-cell>
          <table:table-cell office:value-type="float" office:value="6.42" table:style-name="ce30">
            <text:p><text:s text:c="3"/>6.42<text:s/></text:p>
          </table:table-cell>
          <table:table-cell office:value-type="float" office:value="1231" table:style-name="ce32">
            <text:p><text:s text:c="3"/>1,231<text:s/></text:p>
          </table:table-cell>
          <table:table-cell office:value-type="float" office:value="0.65436815996563902" table:style-name="ce30">
            <text:p><text:s text:c="3"/>0.65<text:s/></text:p>
          </table:table-cell>
          <table:table-cell office:value-type="float" office:value="7.96" table:style-name="ce30">
            <text:p><text:s text:c="3"/>7.96<text:s/></text:p>
          </table:table-cell>
          <table:table-cell office:value-type="float" office:value="967" table:style-name="ce32">
            <text:p><text:s text:c="3"/>967<text:s/></text:p>
          </table:table-cell>
          <table:table-cell office:value-type="float" office:value="953" table:style-name="ce32">
            <text:p><text:s text:c="3"/>953<text:s/></text:p>
          </table:table-cell>
          <table:table-cell office:value-type="float" office:value="14" table:style-name="ce32">
            <text:p><text:s text:c="3"/>14<text:s/></text:p>
          </table:table-cell>
          <table:table-cell office:value-type="float" office:value="0.51403250258876754" table:style-name="ce30">
            <text:p><text:s text:c="3"/>0.51<text:s/></text:p>
          </table:table-cell>
          <table:table-cell office:value-type="float" office:value="6.25" table:style-name="ce30">
            <text:p><text:s text:c="3"/>6.25<text:s/></text:p>
          </table:table-cell>
          <table:table-cell office:value-type="float" office:value="364" table:style-name="ce32">
            <text:p><text:s text:c="3"/>364<text:s/></text:p>
          </table:table-cell>
          <table:table-cell office:value-type="float" office:value="362" table:style-name="ce32">
            <text:p><text:s text:c="3"/>362<text:s/></text:p>
          </table:table-cell>
          <table:table-cell office:value-type="float" office:value="2" table:style-name="ce32">
            <text:p><text:s text:c="3"/>2<text:s/></text:p>
          </table:table-cell>
          <table:table-cell office:value-type="float" office:value="0.19349310335295908" table:style-name="ce30">
            <text:p><text:s text:c="3"/>0.19<text:s/></text:p>
          </table:table-cell>
          <table:table-cell office:value-type="float" office:value="2.35" table:style-name="ce31">
            <text:p><text:s text:c="3"/>2.35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高雄市</text:p>
          </table:table-cell>
          <table:table-cell office:value-type="float" office:value="-67" table:style-name="ce29">
            <text:p><text:s/>－67<text:s/></text:p>
          </table:table-cell>
          <table:table-cell office:value-type="float" office:value="-2.4160451360503866E-2" table:style-name="ce30">
            <text:p><text:s/>－0.02<text:s/></text:p>
          </table:table-cell>
          <table:table-cell office:value-type="float" office:value="-0.29395215821946369" table:style-name="ce30">
            <text:p><text:s/>－0.29<text:s/></text:p>
          </table:table-cell>
          <table:table-cell office:value-type="float" office:value="-61" table:style-name="ce32">
            <text:p><text:s/>－61<text:s/></text:p>
          </table:table-cell>
          <table:table-cell office:value-type="float" office:value="-2.1996828850607993E-2" table:style-name="ce30">
            <text:p><text:s/>－0.02<text:s/></text:p>
          </table:table-cell>
          <table:table-cell office:value-type="float" office:value="-0.27" table:style-name="ce30">
            <text:p><text:s/>－0.27<text:s/></text:p>
          </table:table-cell>
          <table:table-cell office:value-type="float" office:value="1654" table:style-name="ce32">
            <text:p><text:s text:c="3"/>1,654<text:s/></text:p>
          </table:table-cell>
          <table:table-cell office:value-type="float" office:value="0.59643860522796111" table:style-name="ce30">
            <text:p><text:s text:c="3"/>0.60<text:s/></text:p>
          </table:table-cell>
          <table:table-cell office:value-type="float" office:value="7.26" table:style-name="ce30">
            <text:p><text:s text:c="3"/>7.26<text:s/></text:p>
          </table:table-cell>
          <table:table-cell office:value-type="float" office:value="1715" table:style-name="ce32">
            <text:p><text:s text:c="3"/>1,715<text:s/></text:p>
          </table:table-cell>
          <table:table-cell office:value-type="float" office:value="0.61843543407856905" table:style-name="ce30">
            <text:p><text:s text:c="3"/>0.62<text:s/></text:p>
          </table:table-cell>
          <table:table-cell office:value-type="float" office:value="7.52" table:style-name="ce30">
            <text:p><text:s text:c="3"/>7.52<text:s/></text:p>
          </table:table-cell>
          <table:table-cell office:value-type="float" office:value="1434" table:style-name="ce32">
            <text:p><text:s text:c="3"/>1,434<text:s/></text:p>
          </table:table-cell>
          <table:table-cell office:value-type="float" office:value="1403" table:style-name="ce32">
            <text:p><text:s text:c="3"/>1,403<text:s/></text:p>
          </table:table-cell>
          <table:table-cell office:value-type="float" office:value="31" table:style-name="ce32">
            <text:p><text:s text:c="3"/>31<text:s/></text:p>
          </table:table-cell>
          <table:table-cell office:value-type="float" office:value="0.51710577986511264" table:style-name="ce30">
            <text:p><text:s text:c="3"/>0.52<text:s/></text:p>
          </table:table-cell>
          <table:table-cell office:value-type="float" office:value="6.29" table:style-name="ce30">
            <text:p><text:s text:c="3"/>6.29<text:s/></text:p>
          </table:table-cell>
          <table:table-cell office:value-type="float" office:value="543" table:style-name="ce32">
            <text:p><text:s text:c="3"/>543<text:s/></text:p>
          </table:table-cell>
          <table:table-cell office:value-type="float" office:value="539" table:style-name="ce32">
            <text:p><text:s text:c="3"/>539<text:s/></text:p>
          </table:table-cell>
          <table:table-cell office:value-type="float" office:value="4" table:style-name="ce32">
            <text:p><text:s text:c="3"/>4<text:s/></text:p>
          </table:table-cell>
          <table:table-cell office:value-type="float" office:value="0.19580783714557609" table:style-name="ce30">
            <text:p><text:s text:c="3"/>0.20<text:s/></text:p>
          </table:table-cell>
          <table:table-cell office:value-type="float" office:value="2.38" table:style-name="ce31">
            <text:p><text:s text:c="3"/>2.38<text:s/></text:p>
          </table:table-cell>
          <table:table-cell table:number-columns-repeated="16361"/>
        </table:table-row>
        <table:table-row table:style-name="ro7">
          <table:table-cell office:value-type="string" table:style-name="ce28">
            <text:p>臺灣省</text:p>
          </table:table-cell>
          <table:table-cell office:value-type="float" office:value="-1150" table:style-name="ce29">
            <text:p><text:s/>－1,150<text:s/></text:p>
          </table:table-cell>
          <table:table-cell office:value-type="float" office:value="-0.16266876353775422" table:style-name="ce30">
            <text:p><text:s/>－0.16<text:s/></text:p>
          </table:table-cell>
          <table:table-cell office:value-type="float" office:value="-1.9791366230426763" table:style-name="ce30">
            <text:p><text:s/>－1.98<text:s/></text:p>
          </table:table-cell>
          <table:table-cell office:value-type="float" office:value="-668" table:style-name="ce32">
            <text:p><text:s/>－668<text:s/></text:p>
          </table:table-cell>
          <table:table-cell office:value-type="float" office:value="-9.448933395062592E-2" table:style-name="ce30">
            <text:p><text:s/>－0.09<text:s/></text:p>
          </table:table-cell>
          <table:table-cell office:value-type="float" office:value="-1.1499999999999999" table:style-name="ce30">
            <text:p><text:s/>－1.15<text:s/></text:p>
          </table:table-cell>
          <table:table-cell office:value-type="float" office:value="4232" table:style-name="ce32">
            <text:p><text:s text:c="3"/>4,232<text:s/></text:p>
          </table:table-cell>
          <table:table-cell office:value-type="float" office:value="0.5986210498189356" table:style-name="ce30">
            <text:p><text:s text:c="3"/>0.60<text:s/></text:p>
          </table:table-cell>
          <table:table-cell office:value-type="float" office:value="7.28" table:style-name="ce30">
            <text:p><text:s text:c="3"/>7.28<text:s/></text:p>
          </table:table-cell>
          <table:table-cell office:value-type="float" office:value="4900" table:style-name="ce32">
            <text:p><text:s text:c="3"/>4,900<text:s/></text:p>
          </table:table-cell>
          <table:table-cell office:value-type="float" office:value="0.69311038376956147" table:style-name="ce30">
            <text:p><text:s text:c="3"/>0.69<text:s/></text:p>
          </table:table-cell>
          <table:table-cell office:value-type="float" office:value="8.43" table:style-name="ce30">
            <text:p><text:s text:c="3"/>8.43<text:s/></text:p>
          </table:table-cell>
          <table:table-cell office:value-type="float" office:value="3644" table:style-name="ce32">
            <text:p><text:s text:c="3"/>3,644<text:s/></text:p>
          </table:table-cell>
          <table:table-cell office:value-type="float" office:value="3592" table:style-name="ce32">
            <text:p><text:s text:c="3"/>3,592<text:s/></text:p>
          </table:table-cell>
          <table:table-cell office:value-type="float" office:value="52" table:style-name="ce32">
            <text:p><text:s text:c="3"/>52<text:s/></text:p>
          </table:table-cell>
          <table:table-cell office:value-type="float" office:value="0.51544780376658816" table:style-name="ce30">
            <text:p><text:s text:c="3"/>0.52<text:s/></text:p>
          </table:table-cell>
          <table:table-cell office:value-type="float" office:value="6.27" table:style-name="ce30">
            <text:p><text:s text:c="3"/>6.27<text:s/></text:p>
          </table:table-cell>
          <table:table-cell office:value-type="float" office:value="1306" table:style-name="ce32">
            <text:p><text:s text:c="3"/>1,306<text:s/></text:p>
          </table:table-cell>
          <table:table-cell office:value-type="float" office:value="1301" table:style-name="ce32">
            <text:p><text:s text:c="3"/>1,301<text:s/></text:p>
          </table:table-cell>
          <table:table-cell office:value-type="float" office:value="5" table:style-name="ce32">
            <text:p><text:s text:c="3"/>5<text:s/></text:p>
          </table:table-cell>
          <table:table-cell office:value-type="float" office:value="0.18473513493939742" table:style-name="ce30">
            <text:p><text:s text:c="3"/>0.18<text:s/></text:p>
          </table:table-cell>
          <table:table-cell office:value-type="float" office:value="2.25" table:style-name="ce31">
            <text:p><text:s text:c="3"/>2.25<text:s/></text:p>
          </table:table-cell>
          <table:table-cell table:number-columns-repeated="16361"/>
        </table:table-row>
        <table:table-row table:style-name="ro8">
          <table:table-cell office:value-type="string" table:style-name="ce33">
            <text:p>宜蘭縣</text:p>
          </table:table-cell>
          <table:table-cell office:value-type="float" office:value="-61" table:style-name="ce34">
            <text:p><text:s/>－61<text:s/></text:p>
          </table:table-cell>
          <table:table-cell office:value-type="float" office:value="-0.13427634953234407" table:style-name="ce35">
            <text:p><text:s/>－0.13<text:s/></text:p>
          </table:table-cell>
          <table:table-cell office:value-type="float" office:value="-1.6336955859768529" table:style-name="ce35">
            <text:p><text:s/>－1.63<text:s/></text:p>
          </table:table-cell>
          <table:table-cell office:value-type="float" office:value="-66" table:style-name="ce36">
            <text:p><text:s/>－66<text:s/></text:p>
          </table:table-cell>
          <table:table-cell office:value-type="float" office:value="-0.14528260769073295" table:style-name="ce35">
            <text:p><text:s/>－0.15<text:s/></text:p>
          </table:table-cell>
          <table:table-cell office:value-type="float" office:value="-1.77" table:style-name="ce35">
            <text:p><text:s/>－1.77<text:s/></text:p>
          </table:table-cell>
          <table:table-cell office:value-type="float" office:value="245" table:style-name="ce36">
            <text:p><text:s text:c="3"/>245<text:s/></text:p>
          </table:table-cell>
          <table:table-cell office:value-type="float" office:value="0.53930664976105414" table:style-name="ce35">
            <text:p><text:s text:c="3"/>0.54<text:s/></text:p>
          </table:table-cell>
          <table:table-cell office:value-type="float" office:value="6.56" table:style-name="ce35">
            <text:p><text:s text:c="3"/>6.56<text:s/></text:p>
          </table:table-cell>
          <table:table-cell office:value-type="float" office:value="311" table:style-name="ce36">
            <text:p><text:s text:c="3"/>311<text:s/></text:p>
          </table:table-cell>
          <table:table-cell office:value-type="float" office:value="0.68458925745178711" table:style-name="ce35">
            <text:p><text:s text:c="3"/>0.68<text:s/></text:p>
          </table:table-cell>
          <table:table-cell office:value-type="float" office:value="8.33" table:style-name="ce35">
            <text:p><text:s text:c="3"/>8.33<text:s/></text:p>
          </table:table-cell>
          <table:table-cell office:value-type="float" office:value="222" table:style-name="ce36">
            <text:p><text:s text:c="3"/>222<text:s/></text:p>
          </table:table-cell>
          <table:table-cell office:value-type="float" office:value="219" table:style-name="ce36">
            <text:p><text:s text:c="3"/>219<text:s/></text:p>
          </table:table-cell>
          <table:table-cell office:value-type="float" office:value="3" table:style-name="ce36">
            <text:p><text:s text:c="3"/>3<text:s/></text:p>
          </table:table-cell>
          <table:table-cell office:value-type="float" office:value="0.4886778622324654" table:style-name="ce35">
            <text:p><text:s text:c="3"/>0.49<text:s/></text:p>
          </table:table-cell>
          <table:table-cell office:value-type="float" office:value="5.95" table:style-name="ce35">
            <text:p><text:s text:c="3"/>5.95<text:s/></text:p>
          </table:table-cell>
          <table:table-cell office:value-type="float" office:value="84" table:style-name="ce36">
            <text:p><text:s text:c="3"/>84<text:s/></text:p>
          </table:table-cell>
          <table:table-cell office:value-type="float" office:value="84" table:style-name="ce36">
            <text:p><text:s text:c="3"/>84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8490513706093287" table:style-name="ce35">
            <text:p><text:s text:c="3"/>0.18<text:s/></text:p>
          </table:table-cell>
          <table:table-cell office:value-type="float" office:value="2.25" table:style-name="ce37">
            <text:p><text:s text:c="3"/>2.25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新竹縣</text:p>
          </table:table-cell>
          <table:table-cell office:value-type="float" office:value="264" table:style-name="ce34">
            <text:p><text:s text:c="3"/>264<text:s/></text:p>
          </table:table-cell>
          <table:table-cell office:value-type="float" office:value="0.46882991418991871" table:style-name="ce35">
            <text:p><text:s text:c="3"/>0.47<text:s/></text:p>
          </table:table-cell>
          <table:table-cell office:value-type="float" office:value="5.7040972893106776" table:style-name="ce35">
            <text:p><text:s text:c="3"/>5.70<text:s/></text:p>
          </table:table-cell>
          <table:table-cell office:value-type="float" office:value="66" table:style-name="ce36">
            <text:p><text:s text:c="3"/>66<text:s/></text:p>
          </table:table-cell>
          <table:table-cell office:value-type="float" office:value="0.11720747854747968" table:style-name="ce35">
            <text:p><text:s text:c="3"/>0.12<text:s/></text:p>
          </table:table-cell>
          <table:table-cell office:value-type="float" office:value="1.43" table:style-name="ce35">
            <text:p><text:s text:c="3"/>1.43<text:s/></text:p>
          </table:table-cell>
          <table:table-cell office:value-type="float" office:value="354" table:style-name="ce36">
            <text:p><text:s text:c="3"/>354<text:s/></text:p>
          </table:table-cell>
          <table:table-cell office:value-type="float" office:value="0.62865829402739104" table:style-name="ce35">
            <text:p><text:s text:c="3"/>0.63<text:s/></text:p>
          </table:table-cell>
          <table:table-cell office:value-type="float" office:value="7.65" table:style-name="ce35">
            <text:p><text:s text:c="3"/>7.65<text:s/></text:p>
          </table:table-cell>
          <table:table-cell office:value-type="float" office:value="288" table:style-name="ce36">
            <text:p><text:s text:c="3"/>288<text:s/></text:p>
          </table:table-cell>
          <table:table-cell office:value-type="float" office:value="0.51145081547991134" table:style-name="ce35">
            <text:p><text:s text:c="3"/>0.51<text:s/></text:p>
          </table:table-cell>
          <table:table-cell office:value-type="float" office:value="6.22" table:style-name="ce35">
            <text:p><text:s text:c="3"/>6.22<text:s/></text:p>
          </table:table-cell>
          <table:table-cell office:value-type="float" office:value="337" table:style-name="ce36">
            <text:p><text:s text:c="3"/>337<text:s/></text:p>
          </table:table-cell>
          <table:table-cell office:value-type="float" office:value="332" table:style-name="ce36">
            <text:p><text:s text:c="3"/>332<text:s/></text:p>
          </table:table-cell>
          <table:table-cell office:value-type="float" office:value="5" table:style-name="ce36">
            <text:p><text:s text:c="3"/>5<text:s/></text:p>
          </table:table-cell>
          <table:table-cell office:value-type="float" office:value="0.59846848894697957" table:style-name="ce35">
            <text:p><text:s text:c="3"/>0.60<text:s/></text:p>
          </table:table-cell>
          <table:table-cell office:value-type="float" office:value="7.28" table:style-name="ce35">
            <text:p><text:s text:c="3"/>7.28<text:s/></text:p>
          </table:table-cell>
          <table:table-cell office:value-type="float" office:value="124" table:style-name="ce36">
            <text:p><text:s text:c="3"/>124<text:s/></text:p>
          </table:table-cell>
          <table:table-cell office:value-type="float" office:value="124" table:style-name="ce36">
            <text:p><text:s text:c="3"/>124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2020798999829516" table:style-name="ce35">
            <text:p><text:s text:c="3"/>0.22<text:s/></text:p>
          </table:table-cell>
          <table:table-cell office:value-type="float" office:value="2.68" table:style-name="ce37">
            <text:p><text:s text:c="3"/>2.68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苗栗縣</text:p>
          </table:table-cell>
          <table:table-cell office:value-type="float" office:value="-207" table:style-name="ce34">
            <text:p><text:s/>－207<text:s/></text:p>
          </table:table-cell>
          <table:table-cell office:value-type="float" office:value="-0.37922367235074711" table:style-name="ce35">
            <text:p><text:s/>－0.38<text:s/></text:p>
          </table:table-cell>
          <table:table-cell office:value-type="float" office:value="-4.6138880136007572" table:style-name="ce35">
            <text:p><text:s/>－4.61<text:s/></text:p>
          </table:table-cell>
          <table:table-cell office:value-type="float" office:value="-121" table:style-name="ce36">
            <text:p><text:s/>－121<text:s/></text:p>
          </table:table-cell>
          <table:table-cell office:value-type="float" office:value="-0.22167180847555748" table:style-name="ce35">
            <text:p><text:s/>－0.22<text:s/></text:p>
          </table:table-cell>
          <table:table-cell office:value-type="float" office:value="-2.7" table:style-name="ce35">
            <text:p><text:s/>－2.70<text:s/></text:p>
          </table:table-cell>
          <table:table-cell office:value-type="float" office:value="261" table:style-name="ce36">
            <text:p><text:s text:c="3"/>261<text:s/></text:p>
          </table:table-cell>
          <table:table-cell office:value-type="float" office:value="0.47815158687702891" table:style-name="ce35">
            <text:p><text:s text:c="3"/>0.48<text:s/></text:p>
          </table:table-cell>
          <table:table-cell office:value-type="float" office:value="5.82" table:style-name="ce35">
            <text:p><text:s text:c="3"/>5.82<text:s/></text:p>
          </table:table-cell>
          <table:table-cell office:value-type="float" office:value="382" table:style-name="ce36">
            <text:p><text:s text:c="3"/>382<text:s/></text:p>
          </table:table-cell>
          <table:table-cell office:value-type="float" office:value="0.69982339535258642" table:style-name="ce35">
            <text:p><text:s text:c="3"/>0.70<text:s/></text:p>
          </table:table-cell>
          <table:table-cell office:value-type="float" office:value="8.52" table:style-name="ce35">
            <text:p><text:s text:c="3"/>8.52<text:s/></text:p>
          </table:table-cell>
          <table:table-cell office:value-type="float" office:value="279" table:style-name="ce36">
            <text:p><text:s text:c="3"/>279<text:s/></text:p>
          </table:table-cell>
          <table:table-cell office:value-type="float" office:value="275" table:style-name="ce36">
            <text:p><text:s text:c="3"/>275<text:s/></text:p>
          </table:table-cell>
          <table:table-cell office:value-type="float" office:value="4" table:style-name="ce36">
            <text:p><text:s text:c="3"/>4<text:s/></text:p>
          </table:table-cell>
          <table:table-cell office:value-type="float" office:value="0.51112755838578949" table:style-name="ce35">
            <text:p><text:s text:c="3"/>0.51<text:s/></text:p>
          </table:table-cell>
          <table:table-cell office:value-type="float" office:value="6.22" table:style-name="ce35">
            <text:p><text:s text:c="3"/>6.22<text:s/></text:p>
          </table:table-cell>
          <table:table-cell office:value-type="float" office:value="117" table:style-name="ce36">
            <text:p><text:s text:c="3"/>117<text:s/></text:p>
          </table:table-cell>
          <table:table-cell office:value-type="float" office:value="117" table:style-name="ce36">
            <text:p><text:s text:c="3"/>117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1434381480694401" table:style-name="ce35">
            <text:p><text:s text:c="3"/>0.21<text:s/></text:p>
          </table:table-cell>
          <table:table-cell office:value-type="float" office:value="2.61" table:style-name="ce37">
            <text:p><text:s text:c="3"/>2.61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彰化縣</text:p>
          </table:table-cell>
          <table:table-cell office:value-type="float" office:value="-150" table:style-name="ce34">
            <text:p><text:s/>－150<text:s/></text:p>
          </table:table-cell>
          <table:table-cell office:value-type="float" office:value="-0.11783753974071028" table:style-name="ce35">
            <text:p><text:s/>－0.12<text:s/></text:p>
          </table:table-cell>
          <table:table-cell office:value-type="float" office:value="-1.4336900668453083" table:style-name="ce35">
            <text:p><text:s/>－1.43<text:s/></text:p>
          </table:table-cell>
          <table:table-cell office:value-type="float" office:value="219" table:style-name="ce36">
            <text:p><text:s text:c="3"/>219<text:s/></text:p>
          </table:table-cell>
          <table:table-cell office:value-type="float" office:value="0.17204280802143698" table:style-name="ce35">
            <text:p><text:s text:c="3"/>0.17<text:s/></text:p>
          </table:table-cell>
          <table:table-cell office:value-type="float" office:value="2.09" table:style-name="ce35">
            <text:p><text:s text:c="3"/>2.09<text:s/></text:p>
          </table:table-cell>
          <table:table-cell office:value-type="float" office:value="1050" table:style-name="ce36">
            <text:p><text:s text:c="3"/>1,050<text:s/></text:p>
          </table:table-cell>
          <table:table-cell office:value-type="float" office:value="0.824862778184972" table:style-name="ce35">
            <text:p><text:s text:c="3"/>0.82<text:s/></text:p>
          </table:table-cell>
          <table:table-cell office:value-type="float" office:value="10.039999999999999" table:style-name="ce35">
            <text:p><text:s text:c="3"/>10.04<text:s/></text:p>
          </table:table-cell>
          <table:table-cell office:value-type="float" office:value="831" table:style-name="ce36">
            <text:p><text:s text:c="3"/>831<text:s/></text:p>
          </table:table-cell>
          <table:table-cell office:value-type="float" office:value="0.65281997016353488" table:style-name="ce35">
            <text:p><text:s text:c="3"/>0.65<text:s/></text:p>
          </table:table-cell>
          <table:table-cell office:value-type="float" office:value="7.94" table:style-name="ce35">
            <text:p><text:s text:c="3"/>7.94<text:s/></text:p>
          </table:table-cell>
          <table:table-cell office:value-type="float" office:value="667" table:style-name="ce36">
            <text:p><text:s text:c="3"/>667<text:s/></text:p>
          </table:table-cell>
          <table:table-cell office:value-type="float" office:value="666" table:style-name="ce36">
            <text:p><text:s text:c="3"/>666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52398426004702503" table:style-name="ce35">
            <text:p><text:s text:c="3"/>0.52<text:s/></text:p>
          </table:table-cell>
          <table:table-cell office:value-type="float" office:value="6.38" table:style-name="ce35">
            <text:p><text:s text:c="3"/>6.38<text:s/></text:p>
          </table:table-cell>
          <table:table-cell office:value-type="float" office:value="195" table:style-name="ce36">
            <text:p><text:s text:c="3"/>195<text:s/></text:p>
          </table:table-cell>
          <table:table-cell office:value-type="float" office:value="195" table:style-name="ce36">
            <text:p><text:s text:c="3"/>195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5318880166292337" table:style-name="ce35">
            <text:p><text:s text:c="3"/>0.15<text:s/></text:p>
          </table:table-cell>
          <table:table-cell office:value-type="float" office:value="1.86" table:style-name="ce37">
            <text:p><text:s text:c="3"/>1.86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3">
            <text:p>南投縣</text:p>
          </table:table-cell>
          <table:table-cell office:value-type="float" office:value="-170" table:style-name="ce34">
            <text:p><text:s/>－170<text:s/></text:p>
          </table:table-cell>
          <table:table-cell office:value-type="float" office:value="-0.34376630362248795" table:style-name="ce35">
            <text:p><text:s/>－0.34<text:s/></text:p>
          </table:table-cell>
          <table:table-cell office:value-type="float" office:value="-4.1824900274069368" table:style-name="ce35">
            <text:p><text:s/>－4.18<text:s/></text:p>
          </table:table-cell>
          <table:table-cell office:value-type="float" office:value="-127" table:style-name="ce36">
            <text:p><text:s/>－127<text:s/></text:p>
          </table:table-cell>
          <table:table-cell office:value-type="float" office:value="-0.25681365035327042" table:style-name="ce35">
            <text:p><text:s/>－0.26<text:s/></text:p>
          </table:table-cell>
          <table:table-cell office:value-type="float" office:value="-3.13" table:style-name="ce35">
            <text:p><text:s/>－3.13<text:s/></text:p>
          </table:table-cell>
          <table:table-cell office:value-type="float" office:value="257" table:style-name="ce36">
            <text:p><text:s text:c="3"/>257<text:s/></text:p>
          </table:table-cell>
          <table:table-cell office:value-type="float" office:value="0.51969376488811425" table:style-name="ce35">
            <text:p><text:s text:c="3"/>0.52<text:s/></text:p>
          </table:table-cell>
          <table:table-cell office:value-type="float" office:value="6.32" table:style-name="ce35">
            <text:p><text:s text:c="3"/>6.32<text:s/></text:p>
          </table:table-cell>
          <table:table-cell office:value-type="float" office:value="384" table:style-name="ce36">
            <text:p><text:s text:c="3"/>384<text:s/></text:p>
          </table:table-cell>
          <table:table-cell office:value-type="float" office:value="0.77650741524138467" table:style-name="ce35">
            <text:p><text:s text:c="3"/>0.78<text:s/></text:p>
          </table:table-cell>
          <table:table-cell office:value-type="float" office:value="9.4499999999999993" table:style-name="ce35">
            <text:p><text:s text:c="3"/>9.45<text:s/></text:p>
          </table:table-cell>
          <table:table-cell office:value-type="float" office:value="248" table:style-name="ce36">
            <text:p><text:s text:c="3"/>248<text:s/></text:p>
          </table:table-cell>
          <table:table-cell office:value-type="float" office:value="246" table:style-name="ce36">
            <text:p><text:s text:c="3"/>246<text:s/></text:p>
          </table:table-cell>
          <table:table-cell office:value-type="float" office:value="2" table:style-name="ce36">
            <text:p><text:s text:c="3"/>2<text:s/></text:p>
          </table:table-cell>
          <table:table-cell office:value-type="float" office:value="0.50149437234339422" table:style-name="ce35">
            <text:p><text:s text:c="3"/>0.50<text:s/></text:p>
          </table:table-cell>
          <table:table-cell office:value-type="float" office:value="6.1" table:style-name="ce35">
            <text:p><text:s text:c="3"/>6.10<text:s/></text:p>
          </table:table-cell>
          <table:table-cell office:value-type="float" office:value="75" table:style-name="ce36">
            <text:p><text:s text:c="3"/>75<text:s/></text:p>
          </table:table-cell>
          <table:table-cell office:value-type="float" office:value="75" table:style-name="ce36">
            <text:p><text:s text:c="3"/>75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5166160453933294" table:style-name="ce35">
            <text:p><text:s text:c="3"/>0.15<text:s/></text:p>
          </table:table-cell>
          <table:table-cell office:value-type="float" office:value="1.85" table:style-name="ce37">
            <text:p><text:s text:c="3"/>1.85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雲林縣</text:p>
          </table:table-cell>
          <table:table-cell office:value-type="float" office:value="-250" table:style-name="ce34">
            <text:p><text:s/>－250<text:s/></text:p>
          </table:table-cell>
          <table:table-cell office:value-type="float" office:value="-0.36665816019735009" table:style-name="ce35">
            <text:p><text:s/>－0.37<text:s/></text:p>
          </table:table-cell>
          <table:table-cell office:value-type="float" office:value="-4.4610076157344256" table:style-name="ce35">
            <text:p><text:s/>－4.46<text:s/></text:p>
          </table:table-cell>
          <table:table-cell office:value-type="float" office:value="-125" table:style-name="ce36">
            <text:p><text:s/>－125<text:s/></text:p>
          </table:table-cell>
          <table:table-cell office:value-type="float" office:value="-0.18332908009867505" table:style-name="ce35">
            <text:p><text:s/>－0.18<text:s/></text:p>
          </table:table-cell>
          <table:table-cell office:value-type="float" office:value="-2.23" table:style-name="ce35">
            <text:p><text:s/>－2.23<text:s/></text:p>
          </table:table-cell>
          <table:table-cell office:value-type="float" office:value="387" table:style-name="ce36">
            <text:p><text:s text:c="3"/>387<text:s/></text:p>
          </table:table-cell>
          <table:table-cell office:value-type="float" office:value="0.56758683198549797" table:style-name="ce35">
            <text:p><text:s text:c="3"/>0.57<text:s/></text:p>
          </table:table-cell>
          <table:table-cell office:value-type="float" office:value="6.91" table:style-name="ce35">
            <text:p><text:s text:c="3"/>6.91<text:s/></text:p>
          </table:table-cell>
          <table:table-cell office:value-type="float" office:value="512" table:style-name="ce36">
            <text:p><text:s text:c="3"/>512<text:s/></text:p>
          </table:table-cell>
          <table:table-cell office:value-type="float" office:value="0.75091591208417297" table:style-name="ce35">
            <text:p><text:s text:c="3"/>0.75<text:s/></text:p>
          </table:table-cell>
          <table:table-cell office:value-type="float" office:value="9.14" table:style-name="ce35">
            <text:p><text:s text:c="3"/>9.14<text:s/></text:p>
          </table:table-cell>
          <table:table-cell office:value-type="float" office:value="373" table:style-name="ce36">
            <text:p><text:s text:c="3"/>373<text:s/></text:p>
          </table:table-cell>
          <table:table-cell office:value-type="float" office:value="369" table:style-name="ce36">
            <text:p><text:s text:c="3"/>369<text:s/></text:p>
          </table:table-cell>
          <table:table-cell office:value-type="float" office:value="4" table:style-name="ce36">
            <text:p><text:s text:c="3"/>4<text:s/></text:p>
          </table:table-cell>
          <table:table-cell office:value-type="float" office:value="0.5470539750144463" table:style-name="ce35">
            <text:p><text:s text:c="3"/>0.55<text:s/></text:p>
          </table:table-cell>
          <table:table-cell office:value-type="float" office:value="6.66" table:style-name="ce35">
            <text:p><text:s text:c="3"/>6.66<text:s/></text:p>
          </table:table-cell>
          <table:table-cell office:value-type="float" office:value="107" table:style-name="ce36">
            <text:p><text:s text:c="3"/>107<text:s/></text:p>
          </table:table-cell>
          <table:table-cell office:value-type="float" office:value="107" table:style-name="ce36">
            <text:p><text:s text:c="3"/>107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5692969256446584" table:style-name="ce35">
            <text:p><text:s text:c="3"/>0.16<text:s/></text:p>
          </table:table-cell>
          <table:table-cell office:value-type="float" office:value="1.91" table:style-name="ce37">
            <text:p><text:s text:c="3"/>1.91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嘉義縣</text:p>
          </table:table-cell>
          <table:table-cell office:value-type="float" office:value="-128" table:style-name="ce34">
            <text:p><text:s/>－128<text:s/></text:p>
          </table:table-cell>
          <table:table-cell office:value-type="float" office:value="-0.25422803062653304" table:style-name="ce35">
            <text:p><text:s/>－0.25<text:s/></text:p>
          </table:table-cell>
          <table:table-cell office:value-type="float" office:value="-3.0931077059561525" table:style-name="ce35">
            <text:p><text:s/>－3.09<text:s/></text:p>
          </table:table-cell>
          <table:table-cell office:value-type="float" office:value="-143" table:style-name="ce36">
            <text:p><text:s/>－143<text:s/></text:p>
          </table:table-cell>
          <table:table-cell office:value-type="float" office:value="-0.28402037796557988" table:style-name="ce35">
            <text:p><text:s/>－0.28<text:s/></text:p>
          </table:table-cell>
          <table:table-cell office:value-type="float" office:value="-3.46" table:style-name="ce35">
            <text:p><text:s/>－3.46<text:s/></text:p>
          </table:table-cell>
          <table:table-cell office:value-type="float" office:value="266" table:style-name="ce36">
            <text:p><text:s text:c="3"/>266<text:s/></text:p>
          </table:table-cell>
          <table:table-cell office:value-type="float" office:value="0.52831762614576394" table:style-name="ce35">
            <text:p><text:s text:c="3"/>0.53<text:s/></text:p>
          </table:table-cell>
          <table:table-cell office:value-type="float" office:value="6.43" table:style-name="ce35">
            <text:p><text:s text:c="3"/>6.43<text:s/></text:p>
          </table:table-cell>
          <table:table-cell office:value-type="float" office:value="409" table:style-name="ce36">
            <text:p><text:s text:c="3"/>409<text:s/></text:p>
          </table:table-cell>
          <table:table-cell office:value-type="float" office:value="0.81233800411134394" table:style-name="ce35">
            <text:p><text:s text:c="3"/>0.81<text:s/></text:p>
          </table:table-cell>
          <table:table-cell office:value-type="float" office:value="9.8800000000000008" table:style-name="ce35">
            <text:p><text:s text:c="3"/>9.88<text:s/></text:p>
          </table:table-cell>
          <table:table-cell office:value-type="float" office:value="226" table:style-name="ce36">
            <text:p><text:s text:c="3"/>226<text:s/></text:p>
          </table:table-cell>
          <table:table-cell office:value-type="float" office:value="222" table:style-name="ce36">
            <text:p><text:s text:c="3"/>222<text:s/></text:p>
          </table:table-cell>
          <table:table-cell office:value-type="float" office:value="4" table:style-name="ce36">
            <text:p><text:s text:c="3"/>4<text:s/></text:p>
          </table:table-cell>
          <table:table-cell office:value-type="float" office:value="0.44887136657497245" table:style-name="ce35">
            <text:p><text:s text:c="3"/>0.45<text:s/></text:p>
          </table:table-cell>
          <table:table-cell office:value-type="float" office:value="5.46" table:style-name="ce35">
            <text:p><text:s text:c="3"/>5.46<text:s/></text:p>
          </table:table-cell>
          <table:table-cell office:value-type="float" office:value="101" table:style-name="ce36">
            <text:p><text:s text:c="3"/>101<text:s/></text:p>
          </table:table-cell>
          <table:table-cell office:value-type="float" office:value="100" table:style-name="ce36">
            <text:p><text:s text:c="3"/>100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20060180541624872" table:style-name="ce35">
            <text:p><text:s text:c="3"/>0.20<text:s/></text:p>
          </table:table-cell>
          <table:table-cell office:value-type="float" office:value="2.44" table:style-name="ce37">
            <text:p><text:s text:c="3"/>2.44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屏東縣</text:p>
          </table:table-cell>
          <table:table-cell office:value-type="float" office:value="-364" table:style-name="ce34">
            <text:p><text:s/>－364<text:s/></text:p>
          </table:table-cell>
          <table:table-cell office:value-type="float" office:value="-0.44401452561805232" table:style-name="ce35">
            <text:p><text:s/>－0.44<text:s/></text:p>
          </table:table-cell>
          <table:table-cell office:value-type="float" office:value="-5.4021767283529698" table:style-name="ce35">
            <text:p><text:s/>－5.40<text:s/></text:p>
          </table:table-cell>
          <table:table-cell office:value-type="float" office:value="-278" table:style-name="ce36">
            <text:p><text:s/>－278<text:s/></text:p>
          </table:table-cell>
          <table:table-cell office:value-type="float" office:value="-0.33910999484016086" table:style-name="ce35">
            <text:p><text:s/>－0.34<text:s/></text:p>
          </table:table-cell>
          <table:table-cell office:value-type="float" office:value="-4.13" table:style-name="ce35">
            <text:p><text:s/>－4.13<text:s/></text:p>
          </table:table-cell>
          <table:table-cell office:value-type="float" office:value="387" table:style-name="ce36">
            <text:p><text:s text:c="3"/>387<text:s/></text:p>
          </table:table-cell>
          <table:table-cell office:value-type="float" office:value="0.4720703885005117" table:style-name="ce35">
            <text:p><text:s text:c="3"/>0.47<text:s/></text:p>
          </table:table-cell>
          <table:table-cell office:value-type="float" office:value="5.74" table:style-name="ce35">
            <text:p><text:s text:c="3"/>5.74<text:s/></text:p>
          </table:table-cell>
          <table:table-cell office:value-type="float" office:value="665" table:style-name="ce36">
            <text:p><text:s text:c="3"/>665<text:s/></text:p>
          </table:table-cell>
          <table:table-cell office:value-type="float" office:value="0.81118038334067255" table:style-name="ce35">
            <text:p><text:s text:c="3"/>0.81<text:s/></text:p>
          </table:table-cell>
          <table:table-cell office:value-type="float" office:value="9.8699999999999992" table:style-name="ce35">
            <text:p><text:s text:c="3"/>9.87<text:s/></text:p>
          </table:table-cell>
          <table:table-cell office:value-type="float" office:value="387" table:style-name="ce36">
            <text:p><text:s text:c="3"/>387<text:s/></text:p>
          </table:table-cell>
          <table:table-cell office:value-type="float" office:value="378" table:style-name="ce36">
            <text:p><text:s text:c="3"/>378<text:s/></text:p>
          </table:table-cell>
          <table:table-cell office:value-type="float" office:value="9" table:style-name="ce36">
            <text:p><text:s text:c="3"/>9<text:s/></text:p>
          </table:table-cell>
          <table:table-cell office:value-type="float" office:value="0.4720703885005117" table:style-name="ce35">
            <text:p><text:s text:c="3"/>0.47<text:s/></text:p>
          </table:table-cell>
          <table:table-cell office:value-type="float" office:value="5.74" table:style-name="ce35">
            <text:p><text:s text:c="3"/>5.74<text:s/></text:p>
          </table:table-cell>
          <table:table-cell office:value-type="float" office:value="136" table:style-name="ce36">
            <text:p><text:s text:c="3"/>136<text:s/></text:p>
          </table:table-cell>
          <table:table-cell office:value-type="float" office:value="134" table:style-name="ce36">
            <text:p><text:s text:c="3"/>134<text:s/></text:p>
          </table:table-cell>
          <table:table-cell office:value-type="float" office:value="2" table:style-name="ce36">
            <text:p><text:s text:c="3"/>2<text:s/></text:p>
          </table:table-cell>
          <table:table-cell office:value-type="float" office:value="0.16589553704410748" table:style-name="ce35">
            <text:p><text:s text:c="3"/>0.17<text:s/></text:p>
          </table:table-cell>
          <table:table-cell office:value-type="float" office:value="2.02" table:style-name="ce37">
            <text:p><text:s text:c="3"/>2.02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3">
            <text:p>臺東縣</text:p>
          </table:table-cell>
          <table:table-cell office:value-type="float" office:value="-108" table:style-name="ce34">
            <text:p><text:s/>－108<text:s/></text:p>
          </table:table-cell>
          <table:table-cell office:value-type="float" office:value="-0.497526189225794" table:style-name="ce35">
            <text:p><text:s/>－0.50<text:s/></text:p>
          </table:table-cell>
          <table:table-cell office:value-type="float" office:value="-6.0532353022471606" table:style-name="ce35">
            <text:p><text:s/>－6.05<text:s/></text:p>
          </table:table-cell>
          <table:table-cell office:value-type="float" office:value="-62" table:style-name="ce36">
            <text:p><text:s/>－62<text:s/></text:p>
          </table:table-cell>
          <table:table-cell office:value-type="float" office:value="-0.28561688640740024" table:style-name="ce35">
            <text:p><text:s/>－0.29<text:s/></text:p>
          </table:table-cell>
          <table:table-cell office:value-type="float" office:value="-3.48" table:style-name="ce35">
            <text:p><text:s/>－3.48<text:s/></text:p>
          </table:table-cell>
          <table:table-cell office:value-type="float" office:value="120" table:style-name="ce36">
            <text:p><text:s text:c="3"/>120<text:s/></text:p>
          </table:table-cell>
          <table:table-cell office:value-type="float" office:value="0.55280687691754882" table:style-name="ce35">
            <text:p><text:s text:c="3"/>0.55<text:s/></text:p>
          </table:table-cell>
          <table:table-cell office:value-type="float" office:value="6.73" table:style-name="ce35">
            <text:p><text:s text:c="3"/>6.73<text:s/></text:p>
          </table:table-cell>
          <table:table-cell office:value-type="float" office:value="182" table:style-name="ce36">
            <text:p><text:s text:c="3"/>182<text:s/></text:p>
          </table:table-cell>
          <table:table-cell office:value-type="float" office:value="0.83842376332494906" table:style-name="ce35">
            <text:p><text:s text:c="3"/>0.84<text:s/></text:p>
          </table:table-cell>
          <table:table-cell office:value-type="float" office:value="10.199999999999999" table:style-name="ce35">
            <text:p><text:s text:c="3"/>10.20<text:s/></text:p>
          </table:table-cell>
          <table:table-cell office:value-type="float" office:value="106" table:style-name="ce36">
            <text:p><text:s text:c="3"/>106<text:s/></text:p>
          </table:table-cell>
          <table:table-cell office:value-type="float" office:value="104" table:style-name="ce36">
            <text:p><text:s text:c="3"/>104<text:s/></text:p>
          </table:table-cell>
          <table:table-cell office:value-type="float" office:value="2" table:style-name="ce36">
            <text:p><text:s text:c="3"/>2<text:s/></text:p>
          </table:table-cell>
          <table:table-cell office:value-type="float" office:value="0.48831274127716817" table:style-name="ce35">
            <text:p><text:s text:c="3"/>0.49<text:s/></text:p>
          </table:table-cell>
          <table:table-cell office:value-type="float" office:value="5.94" table:style-name="ce35">
            <text:p><text:s text:c="3"/>5.94<text:s/></text:p>
          </table:table-cell>
          <table:table-cell office:value-type="float" office:value="54" table:style-name="ce36">
            <text:p><text:s text:c="3"/>54<text:s/></text:p>
          </table:table-cell>
          <table:table-cell office:value-type="float" office:value="53" table:style-name="ce36">
            <text:p><text:s text:c="3"/>53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248763094612897" table:style-name="ce35">
            <text:p><text:s text:c="3"/>0.25<text:s/></text:p>
          </table:table-cell>
          <table:table-cell office:value-type="float" office:value="3.03" table:style-name="ce37">
            <text:p><text:s text:c="3"/>3.03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花蓮縣</text:p>
          </table:table-cell>
          <table:table-cell office:value-type="float" office:value="-96" table:style-name="ce34">
            <text:p><text:s/>－96<text:s/></text:p>
          </table:table-cell>
          <table:table-cell office:value-type="float" office:value="-0.29405908749789411" table:style-name="ce35">
            <text:p><text:s/>－0.29<text:s/></text:p>
          </table:table-cell>
          <table:table-cell office:value-type="float" office:value="-3.5777188978910455" table:style-name="ce35">
            <text:p><text:s/>－3.58<text:s/></text:p>
          </table:table-cell>
          <table:table-cell office:value-type="float" office:value="-46" table:style-name="ce36">
            <text:p><text:s/>－46<text:s/></text:p>
          </table:table-cell>
          <table:table-cell office:value-type="float" office:value="-0.1409033127594076" table:style-name="ce35">
            <text:p><text:s/>－0.14<text:s/></text:p>
          </table:table-cell>
          <table:table-cell office:value-type="float" office:value="-1.71" table:style-name="ce35">
            <text:p><text:s/>－1.71<text:s/></text:p>
          </table:table-cell>
          <table:table-cell office:value-type="float" office:value="212" table:style-name="ce36">
            <text:p><text:s text:c="3"/>212<text:s/></text:p>
          </table:table-cell>
          <table:table-cell office:value-type="float" office:value="0.64938048489118283" table:style-name="ce35">
            <text:p><text:s text:c="3"/>0.65<text:s/></text:p>
          </table:table-cell>
          <table:table-cell office:value-type="float" office:value="7.9" table:style-name="ce35">
            <text:p><text:s text:c="3"/>7.90<text:s/></text:p>
          </table:table-cell>
          <table:table-cell office:value-type="float" office:value="258" table:style-name="ce36">
            <text:p><text:s text:c="3"/>258<text:s/></text:p>
          </table:table-cell>
          <table:table-cell office:value-type="float" office:value="0.79028379765059042" table:style-name="ce35">
            <text:p><text:s text:c="3"/>0.79<text:s/></text:p>
          </table:table-cell>
          <table:table-cell office:value-type="float" office:value="9.6199999999999992" table:style-name="ce35">
            <text:p><text:s text:c="3"/>9.62<text:s/></text:p>
          </table:table-cell>
          <table:table-cell office:value-type="float" office:value="179" table:style-name="ce36">
            <text:p><text:s text:c="3"/>179<text:s/></text:p>
          </table:table-cell>
          <table:table-cell office:value-type="float" office:value="177" table:style-name="ce36">
            <text:p><text:s text:c="3"/>177<text:s/></text:p>
          </table:table-cell>
          <table:table-cell office:value-type="float" office:value="2" table:style-name="ce36">
            <text:p><text:s text:c="3"/>2<text:s/></text:p>
          </table:table-cell>
          <table:table-cell office:value-type="float" office:value="0.54829767356378167" table:style-name="ce35">
            <text:p><text:s text:c="3"/>0.55<text:s/></text:p>
          </table:table-cell>
          <table:table-cell office:value-type="float" office:value="6.67" table:style-name="ce35">
            <text:p><text:s text:c="3"/>6.67<text:s/></text:p>
          </table:table-cell>
          <table:table-cell office:value-type="float" office:value="81" table:style-name="ce36">
            <text:p><text:s text:c="3"/>81<text:s/></text:p>
          </table:table-cell>
          <table:table-cell office:value-type="float" office:value="81" table:style-name="ce36">
            <text:p><text:s text:c="3"/>81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4811235507634813" table:style-name="ce35">
            <text:p><text:s text:c="3"/>0.25<text:s/></text:p>
          </table:table-cell>
          <table:table-cell office:value-type="float" office:value="3.02" table:style-name="ce37">
            <text:p><text:s text:c="3"/>3.02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澎湖縣</text:p>
          </table:table-cell>
          <table:table-cell office:value-type="float" office:value="44" table:style-name="ce34">
            <text:p><text:s text:c="3"/>44<text:s/></text:p>
          </table:table-cell>
          <table:table-cell office:value-type="float" office:value="0.41828275914518209" table:style-name="ce35">
            <text:p><text:s text:c="3"/>0.42<text:s/></text:p>
          </table:table-cell>
          <table:table-cell office:value-type="float" office:value="5.0891069029330493" table:style-name="ce35">
            <text:p><text:s text:c="3"/>5.09<text:s/></text:p>
          </table:table-cell>
          <table:table-cell office:value-type="float" office:value="18" table:style-name="ce36">
            <text:p><text:s text:c="3"/>18<text:s/></text:p>
          </table:table-cell>
          <table:table-cell office:value-type="float" office:value="0.17111567419575632" table:style-name="ce35">
            <text:p><text:s text:c="3"/>0.17<text:s/></text:p>
          </table:table-cell>
          <table:table-cell office:value-type="float" office:value="2.08" table:style-name="ce35">
            <text:p><text:s text:c="3"/>2.08<text:s/></text:p>
          </table:table-cell>
          <table:table-cell office:value-type="float" office:value="76" table:style-name="ce36">
            <text:p><text:s text:c="3"/>76<text:s/></text:p>
          </table:table-cell>
          <table:table-cell office:value-type="float" office:value="0.7224884021598601" table:style-name="ce35">
            <text:p><text:s text:c="3"/>0.72<text:s/></text:p>
          </table:table-cell>
          <table:table-cell office:value-type="float" office:value="8.7899999999999991" table:style-name="ce35">
            <text:p><text:s text:c="3"/>8.79<text:s/></text:p>
          </table:table-cell>
          <table:table-cell office:value-type="float" office:value="58" table:style-name="ce36">
            <text:p><text:s text:c="3"/>58<text:s/></text:p>
          </table:table-cell>
          <table:table-cell office:value-type="float" office:value="0.55137272796410375" table:style-name="ce35">
            <text:p><text:s text:c="3"/>0.55<text:s/></text:p>
          </table:table-cell>
          <table:table-cell office:value-type="float" office:value="6.71" table:style-name="ce35">
            <text:p><text:s text:c="3"/>6.71<text:s/></text:p>
          </table:table-cell>
          <table:table-cell office:value-type="float" office:value="64" table:style-name="ce36">
            <text:p><text:s text:c="3"/>64<text:s/></text:p>
          </table:table-cell>
          <table:table-cell office:value-type="float" office:value="63" table:style-name="ce36">
            <text:p><text:s text:c="3"/>63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60841128602935579" table:style-name="ce35">
            <text:p><text:s text:c="3"/>0.61<text:s/></text:p>
          </table:table-cell>
          <table:table-cell office:value-type="float" office:value="7.4" table:style-name="ce35">
            <text:p><text:s text:c="3"/>7.40<text:s/></text:p>
          </table:table-cell>
          <table:table-cell office:value-type="float" office:value="23" table:style-name="ce36">
            <text:p><text:s text:c="3"/>23<text:s/></text:p>
          </table:table-cell>
          <table:table-cell office:value-type="float" office:value="23" table:style-name="ce36">
            <text:p><text:s text:c="3"/>23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1864780591679975" table:style-name="ce35">
            <text:p><text:s text:c="3"/>0.22<text:s/></text:p>
          </table:table-cell>
          <table:table-cell office:value-type="float" office:value="2.66" table:style-name="ce37">
            <text:p><text:s text:c="3"/>2.66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33">
            <text:p>基隆市</text:p>
          </table:table-cell>
          <table:table-cell office:value-type="float" office:value="-150" table:style-name="ce34">
            <text:p><text:s/>－150<text:s/></text:p>
          </table:table-cell>
          <table:table-cell office:value-type="float" office:value="-0.40644348403354513" table:style-name="ce35">
            <text:p><text:s/>－0.41<text:s/></text:p>
          </table:table-cell>
          <table:table-cell office:value-type="float" office:value="-4.9450623890747982" table:style-name="ce35">
            <text:p><text:s/>－4.95<text:s/></text:p>
          </table:table-cell>
          <table:table-cell office:value-type="float" office:value="-95" table:style-name="ce36">
            <text:p><text:s/>－95<text:s/></text:p>
          </table:table-cell>
          <table:table-cell office:value-type="float" office:value="-0.25741420655457858" table:style-name="ce35">
            <text:p><text:s/>－0.26<text:s/></text:p>
          </table:table-cell>
          <table:table-cell office:value-type="float" office:value="-3.13" table:style-name="ce35">
            <text:p><text:s/>－3.13<text:s/></text:p>
          </table:table-cell>
          <table:table-cell office:value-type="float" office:value="170" table:style-name="ce36">
            <text:p><text:s text:c="3"/>170<text:s/></text:p>
          </table:table-cell>
          <table:table-cell office:value-type="float" office:value="0.46063594857135115" table:style-name="ce35">
            <text:p><text:s text:c="3"/>0.46<text:s/></text:p>
          </table:table-cell>
          <table:table-cell office:value-type="float" office:value="5.61" table:style-name="ce35">
            <text:p><text:s text:c="3"/>5.61<text:s/></text:p>
          </table:table-cell>
          <table:table-cell office:value-type="float" office:value="265" table:style-name="ce36">
            <text:p><text:s text:c="3"/>265<text:s/></text:p>
          </table:table-cell>
          <table:table-cell office:value-type="float" office:value="0.71805015512592973" table:style-name="ce35">
            <text:p><text:s text:c="3"/>0.72<text:s/></text:p>
          </table:table-cell>
          <table:table-cell office:value-type="float" office:value="8.74" table:style-name="ce35">
            <text:p><text:s text:c="3"/>8.74<text:s/></text:p>
          </table:table-cell>
          <table:table-cell office:value-type="float" office:value="197" table:style-name="ce36">
            <text:p><text:s text:c="3"/>197<text:s/></text:p>
          </table:table-cell>
          <table:table-cell office:value-type="float" office:value="193" table:style-name="ce36">
            <text:p><text:s text:c="3"/>193<text:s/></text:p>
          </table:table-cell>
          <table:table-cell office:value-type="float" office:value="4" table:style-name="ce36">
            <text:p><text:s text:c="3"/>4<text:s/></text:p>
          </table:table-cell>
          <table:table-cell office:value-type="float" office:value="0.53379577569738923" table:style-name="ce35">
            <text:p><text:s text:c="3"/>0.53<text:s/></text:p>
          </table:table-cell>
          <table:table-cell office:value-type="float" office:value="6.5" table:style-name="ce35">
            <text:p><text:s text:c="3"/>6.50<text:s/></text:p>
          </table:table-cell>
          <table:table-cell office:value-type="float" office:value="72" table:style-name="ce36">
            <text:p><text:s text:c="3"/>72<text:s/></text:p>
          </table:table-cell>
          <table:table-cell office:value-type="float" office:value="72" table:style-name="ce36">
            <text:p><text:s text:c="3"/>72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9509287233610167" table:style-name="ce35">
            <text:p><text:s text:c="3"/>0.20<text:s/></text:p>
          </table:table-cell>
          <table:table-cell office:value-type="float" office:value="2.37" table:style-name="ce37">
            <text:p><text:s text:c="3"/>2.37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新竹市</text:p>
          </table:table-cell>
          <table:table-cell office:value-type="float" office:value="265" table:style-name="ce34">
            <text:p><text:s text:c="3"/>265<text:s/></text:p>
          </table:table-cell>
          <table:table-cell office:value-type="float" office:value="0.59124467043129625" table:style-name="ce35">
            <text:p><text:s text:c="3"/>0.59<text:s/></text:p>
          </table:table-cell>
          <table:table-cell office:value-type="float" office:value="7.193476823580772" table:style-name="ce35">
            <text:p><text:s text:c="3"/>7.19<text:s/></text:p>
          </table:table-cell>
          <table:table-cell office:value-type="float" office:value="114" table:style-name="ce36">
            <text:p><text:s text:c="3"/>114<text:s/></text:p>
          </table:table-cell>
          <table:table-cell office:value-type="float" office:value="0.25434676388365202" table:style-name="ce35">
            <text:p><text:s text:c="3"/>0.25<text:s/></text:p>
          </table:table-cell>
          <table:table-cell office:value-type="float" office:value="3.09" table:style-name="ce35">
            <text:p><text:s text:c="3"/>3.09<text:s/></text:p>
          </table:table-cell>
          <table:table-cell office:value-type="float" office:value="324" table:style-name="ce36">
            <text:p><text:s text:c="3"/>324<text:s/></text:p>
          </table:table-cell>
          <table:table-cell office:value-type="float" office:value="0.72288027630090557" table:style-name="ce35">
            <text:p><text:s text:c="3"/>0.72<text:s/></text:p>
          </table:table-cell>
          <table:table-cell office:value-type="float" office:value="8.7899999999999991" table:style-name="ce35">
            <text:p><text:s text:c="3"/>8.79<text:s/></text:p>
          </table:table-cell>
          <table:table-cell office:value-type="float" office:value="210" table:style-name="ce36">
            <text:p><text:s text:c="3"/>210<text:s/></text:p>
          </table:table-cell>
          <table:table-cell office:value-type="float" office:value="0.46853351241725361" table:style-name="ce35">
            <text:p><text:s text:c="3"/>0.47<text:s/></text:p>
          </table:table-cell>
          <table:table-cell office:value-type="float" office:value="5.7" table:style-name="ce35">
            <text:p><text:s text:c="3"/>5.70<text:s/></text:p>
          </table:table-cell>
          <table:table-cell office:value-type="float" office:value="230" table:style-name="ce36">
            <text:p><text:s text:c="3"/>230<text:s/></text:p>
          </table:table-cell>
          <table:table-cell office:value-type="float" office:value="222" table:style-name="ce36">
            <text:p><text:s text:c="3"/>222<text:s/></text:p>
          </table:table-cell>
          <table:table-cell office:value-type="float" office:value="8" table:style-name="ce36">
            <text:p><text:s text:c="3"/>8<text:s/></text:p>
          </table:table-cell>
          <table:table-cell office:value-type="float" office:value="0.51315575169508731" table:style-name="ce35">
            <text:p><text:s text:c="3"/>0.51<text:s/></text:p>
          </table:table-cell>
          <table:table-cell office:value-type="float" office:value="6.24" table:style-name="ce35">
            <text:p><text:s text:c="3"/>6.24<text:s/></text:p>
          </table:table-cell>
          <table:table-cell office:value-type="float" office:value="89" table:style-name="ce36">
            <text:p><text:s text:c="3"/>89<text:s/></text:p>
          </table:table-cell>
          <table:table-cell office:value-type="float" office:value="88" table:style-name="ce36">
            <text:p><text:s text:c="3"/>88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19856896478635985" table:style-name="ce35">
            <text:p><text:s text:c="3"/>0.20<text:s/></text:p>
          </table:table-cell>
          <table:table-cell office:value-type="float" office:value="2.42" table:style-name="ce37">
            <text:p><text:s text:c="3"/>2.42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嘉義市</text:p>
          </table:table-cell>
          <table:table-cell office:value-type="float" office:value="-39" table:style-name="ce34">
            <text:p><text:s/>－39<text:s/></text:p>
          </table:table-cell>
          <table:table-cell office:value-type="float" office:value="-0.1456462961026545" table:style-name="ce35">
            <text:p><text:s/>－0.15<text:s/></text:p>
          </table:table-cell>
          <table:table-cell office:value-type="float" office:value="-1.7720299359156297" table:style-name="ce35">
            <text:p><text:s/>－1.77<text:s/></text:p>
          </table:table-cell>
          <table:table-cell office:value-type="float" office:value="-22" table:style-name="ce36">
            <text:p><text:s/>－22<text:s/></text:p>
          </table:table-cell>
          <table:table-cell office:value-type="float" office:value="-8.2159449083548691E-2" table:style-name="ce35">
            <text:p><text:s/>－0.08<text:s/></text:p>
          </table:table-cell>
          <table:table-cell office:value-type="float" office:value="-1" table:style-name="ce35">
            <text:p><text:s/>－1.00<text:s/></text:p>
          </table:table-cell>
          <table:table-cell office:value-type="float" office:value="123" table:style-name="ce36">
            <text:p><text:s text:c="3"/>123<text:s/></text:p>
          </table:table-cell>
          <table:table-cell office:value-type="float" office:value="0.45934601078529491" table:style-name="ce35">
            <text:p><text:s text:c="3"/>0.46<text:s/></text:p>
          </table:table-cell>
          <table:table-cell office:value-type="float" office:value="5.59" table:style-name="ce35">
            <text:p><text:s text:c="3"/>5.59<text:s/></text:p>
          </table:table-cell>
          <table:table-cell office:value-type="float" office:value="145" table:style-name="ce36">
            <text:p><text:s text:c="3"/>145<text:s/></text:p>
          </table:table-cell>
          <table:table-cell office:value-type="float" office:value="0.54150545986884357" table:style-name="ce35">
            <text:p><text:s text:c="3"/>0.54<text:s/></text:p>
          </table:table-cell>
          <table:table-cell office:value-type="float" office:value="6.59" table:style-name="ce35">
            <text:p><text:s text:c="3"/>6.59<text:s/></text:p>
          </table:table-cell>
          <table:table-cell office:value-type="float" office:value="129" table:style-name="ce36">
            <text:p><text:s text:c="3"/>129<text:s/></text:p>
          </table:table-cell>
          <table:table-cell office:value-type="float" office:value="126" table:style-name="ce36">
            <text:p><text:s text:c="3"/>126<text:s/></text:p>
          </table:table-cell>
          <table:table-cell office:value-type="float" office:value="3" table:style-name="ce36">
            <text:p><text:s text:c="3"/>3<text:s/></text:p>
          </table:table-cell>
          <table:table-cell office:value-type="float" office:value="0.48175313326262642" table:style-name="ce35">
            <text:p><text:s text:c="3"/>0.48<text:s/></text:p>
          </table:table-cell>
          <table:table-cell office:value-type="float" office:value="5.86" table:style-name="ce35">
            <text:p><text:s text:c="3"/>5.86<text:s/></text:p>
          </table:table-cell>
          <table:table-cell office:value-type="float" office:value="48" table:style-name="ce36">
            <text:p><text:s text:c="3"/>48<text:s/></text:p>
          </table:table-cell>
          <table:table-cell office:value-type="float" office:value="48" table:style-name="ce36">
            <text:p><text:s text:c="3"/>48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7925697981865168" table:style-name="ce35">
            <text:p><text:s text:c="3"/>0.18<text:s/></text:p>
          </table:table-cell>
          <table:table-cell office:value-type="float" office:value="2.1800000000000002" table:style-name="ce37">
            <text:p><text:s text:c="3"/>2.18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28">
            <text:p>福建省</text:p>
          </table:table-cell>
          <table:table-cell office:value-type="float" office:value="108" table:style-name="ce29">
            <text:p><text:s text:c="3"/>108<text:s/></text:p>
          </table:table-cell>
          <table:table-cell office:value-type="float" office:value="0.70526467015816208" table:style-name="ce30">
            <text:p><text:s text:c="3"/>0.71<text:s/></text:p>
          </table:table-cell>
          <table:table-cell office:value-type="float" office:value="8.5807201535909723" table:style-name="ce30">
            <text:p><text:s text:c="3"/>8.58<text:s/></text:p>
          </table:table-cell>
          <table:table-cell office:value-type="float" office:value="70" table:style-name="ce36">
            <text:p><text:s text:c="3"/>70<text:s/></text:p>
          </table:table-cell>
          <table:table-cell office:value-type="float" office:value="0.45711598991732733" table:style-name="ce30">
            <text:p><text:s text:c="3"/>0.46<text:s/></text:p>
          </table:table-cell>
          <table:table-cell office:value-type="float" office:value="5.56" table:style-name="ce30">
            <text:p><text:s text:c="3"/>5.56<text:s/></text:p>
          </table:table-cell>
          <table:table-cell office:value-type="float" office:value="122" table:style-name="ce32">
            <text:p><text:s text:c="3"/>122<text:s/></text:p>
          </table:table-cell>
          <table:table-cell office:value-type="float" office:value="0.79668786814162762" table:style-name="ce30">
            <text:p><text:s text:c="3"/>0.80<text:s/></text:p>
          </table:table-cell>
          <table:table-cell office:value-type="float" office:value="9.69" table:style-name="ce30">
            <text:p><text:s text:c="3"/>9.69<text:s/></text:p>
          </table:table-cell>
          <table:table-cell office:value-type="float" office:value="52" table:style-name="ce32">
            <text:p><text:s text:c="3"/>52<text:s/></text:p>
          </table:table-cell>
          <table:table-cell office:value-type="float" office:value="0.33957187822430029" table:style-name="ce30">
            <text:p><text:s text:c="3"/>0.34<text:s/></text:p>
          </table:table-cell>
          <table:table-cell office:value-type="float" office:value="4.13" table:style-name="ce30">
            <text:p><text:s text:c="3"/>4.13<text:s/></text:p>
          </table:table-cell>
          <table:table-cell office:value-type="float" office:value="69" table:style-name="ce32">
            <text:p><text:s text:c="3"/>69<text:s/></text:p>
          </table:table-cell>
          <table:table-cell office:value-type="float" office:value="69" table:style-name="ce32">
            <text:p><text:s text:c="3"/>69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4505857614899369" table:style-name="ce30">
            <text:p><text:s text:c="3"/>0.45<text:s/></text:p>
          </table:table-cell>
          <table:table-cell office:value-type="float" office:value="5.48" table:style-name="ce30">
            <text:p><text:s text:c="3"/>5.48<text:s/></text:p>
          </table:table-cell>
          <table:table-cell office:value-type="float" office:value="16" table:style-name="ce32">
            <text:p><text:s text:c="3"/>16<text:s/></text:p>
          </table:table-cell>
          <table:table-cell office:value-type="float" office:value="16" table:style-name="ce32">
            <text:p><text:s text:c="3"/>16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10448365483824625" table:style-name="ce30">
            <text:p><text:s text:c="3"/>0.10<text:s/></text:p>
          </table:table-cell>
          <table:table-cell office:value-type="float" office:value="1.27" table:style-name="ce31">
            <text:p><text:s text:c="3"/>1.27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33">
            <text:p>金門縣</text:p>
          </table:table-cell>
          <table:table-cell office:value-type="float" office:value="104" table:style-name="ce34">
            <text:p><text:s text:c="3"/>104<text:s/></text:p>
          </table:table-cell>
          <table:table-cell office:value-type="float" office:value="0.74261844407154842" table:style-name="ce35">
            <text:p><text:s text:c="3"/>0.74<text:s/></text:p>
          </table:table-cell>
          <table:table-cell office:value-type="float" office:value="9.0351910695371718" table:style-name="ce35">
            <text:p><text:s text:c="3"/>9.04<text:s/></text:p>
          </table:table-cell>
          <table:table-cell office:value-type="float" office:value="64" table:style-name="ce36">
            <text:p><text:s text:c="3"/>64<text:s/></text:p>
          </table:table-cell>
          <table:table-cell office:value-type="float" office:value="0.45699596558249134" table:style-name="ce35">
            <text:p><text:s text:c="3"/>0.46<text:s/></text:p>
          </table:table-cell>
          <table:table-cell office:value-type="float" office:value="5.56" table:style-name="ce35">
            <text:p><text:s text:c="3"/>5.56<text:s/></text:p>
          </table:table-cell>
          <table:table-cell office:value-type="float" office:value="112" table:style-name="ce36">
            <text:p><text:s text:c="3"/>112<text:s/></text:p>
          </table:table-cell>
          <table:table-cell office:value-type="float" office:value="0.79974293976935984" table:style-name="ce35">
            <text:p><text:s text:c="3"/>0.80<text:s/></text:p>
          </table:table-cell>
          <table:table-cell office:value-type="float" office:value="9.73" table:style-name="ce35">
            <text:p><text:s text:c="3"/>9.73<text:s/></text:p>
          </table:table-cell>
          <table:table-cell office:value-type="float" office:value="48" table:style-name="ce36">
            <text:p><text:s text:c="3"/>48<text:s/></text:p>
          </table:table-cell>
          <table:table-cell office:value-type="float" office:value="0.3427469741868685" table:style-name="ce35">
            <text:p><text:s text:c="3"/>0.34<text:s/></text:p>
          </table:table-cell>
          <table:table-cell office:value-type="float" office:value="4.17" table:style-name="ce35">
            <text:p><text:s text:c="3"/>4.17<text:s/></text:p>
          </table:table-cell>
          <table:table-cell office:value-type="float" office:value="60" table:style-name="ce36">
            <text:p><text:s text:c="3"/>60<text:s/></text:p>
          </table:table-cell>
          <table:table-cell office:value-type="float" office:value="60" table:style-name="ce36">
            <text:p><text:s text:c="3"/>60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42843371773358563" table:style-name="ce35">
            <text:p><text:s text:c="3"/>0.43<text:s/></text:p>
          </table:table-cell>
          <table:table-cell office:value-type="float" office:value="5.21" table:style-name="ce35">
            <text:p><text:s text:c="3"/>5.21<text:s/></text:p>
          </table:table-cell>
          <table:table-cell office:value-type="float" office:value="16" table:style-name="ce36">
            <text:p><text:s text:c="3"/>16<text:s/></text:p>
          </table:table-cell>
          <table:table-cell office:value-type="float" office:value="16" table:style-name="ce36">
            <text:p><text:s text:c="3"/>16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11424899139562283" table:style-name="ce35">
            <text:p><text:s text:c="3"/>0.11<text:s/></text:p>
          </table:table-cell>
          <table:table-cell office:value-type="float" office:value="1.39" table:style-name="ce37">
            <text:p><text:s text:c="3"/>1.39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38">
            <text:p>連江縣</text:p>
          </table:table-cell>
          <table:table-cell office:value-type="float" office:value="4" table:style-name="ce39">
            <text:p><text:s text:c="3"/>4<text:s/></text:p>
          </table:table-cell>
          <table:table-cell office:value-type="float" office:value="0.3056001222400489" table:style-name="ce40">
            <text:p><text:s text:c="3"/>0.31<text:s/></text:p>
          </table:table-cell>
          <table:table-cell office:value-type="float" office:value="3.7181348205872617" table:style-name="ce40">
            <text:p><text:s text:c="3"/>3.72<text:s/></text:p>
          </table:table-cell>
          <table:table-cell office:value-type="float" office:value="6" table:style-name="ce41">
            <text:p><text:s text:c="3"/>6<text:s/></text:p>
          </table:table-cell>
          <table:table-cell office:value-type="float" office:value="0.45840018336007338" table:style-name="ce40">
            <text:p><text:s text:c="3"/>0.46<text:s/></text:p>
          </table:table-cell>
          <table:table-cell office:value-type="float" office:value="5.58" table:style-name="ce40">
            <text:p><text:s text:c="3"/>5.58<text:s/></text:p>
          </table:table-cell>
          <table:table-cell office:value-type="float" office:value="10" table:style-name="ce41">
            <text:p><text:s text:c="3"/>10<text:s/></text:p>
          </table:table-cell>
          <table:table-cell office:value-type="float" office:value="0.76400030560012233" table:style-name="ce40">
            <text:p><text:s text:c="3"/>0.76<text:s/></text:p>
          </table:table-cell>
          <table:table-cell office:value-type="float" office:value="9.2899999999999991" table:style-name="ce40">
            <text:p><text:s text:c="3"/>9.29<text:s/></text:p>
          </table:table-cell>
          <table:table-cell office:value-type="float" office:value="4" table:style-name="ce41">
            <text:p><text:s text:c="3"/>4<text:s/></text:p>
          </table:table-cell>
          <table:table-cell office:value-type="float" office:value="0.3056001222400489" table:style-name="ce40">
            <text:p><text:s text:c="3"/>0.31<text:s/></text:p>
          </table:table-cell>
          <table:table-cell office:value-type="float" office:value="3.72" table:style-name="ce40">
            <text:p><text:s text:c="3"/>3.72<text:s/></text:p>
          </table:table-cell>
          <table:table-cell office:value-type="float" office:value="9" table:style-name="ce41">
            <text:p><text:s text:c="3"/>9<text:s/></text:p>
          </table:table-cell>
          <table:table-cell office:value-type="float" office:value="9" table:style-name="ce41">
            <text:p><text:s text:c="3"/>9<text:s/></text:p>
          </table:table-cell>
          <table:table-cell office:value-type="float" office:value="0" table:style-name="ce41">
            <text:p>－<text:s/></text:p>
          </table:table-cell>
          <table:table-cell office:value-type="float" office:value="0.68760027504011001" table:style-name="ce40">
            <text:p><text:s text:c="3"/>0.69<text:s/></text:p>
          </table:table-cell>
          <table:table-cell office:value-type="float" office:value="8.36" table:style-name="ce40">
            <text:p><text:s text:c="3"/>8.36<text:s/></text:p>
          </table:table-cell>
          <table:table-cell office:value-type="float" office:value="0" table:style-name="ce41">
            <text:p>－<text:s/></text:p>
          </table:table-cell>
          <table:table-cell office:value-type="float" office:value="0" table:style-name="ce41">
            <text:p>－<text:s/></text:p>
          </table:table-cell>
          <table:table-cell office:value-type="float" office:value="0" table:style-name="ce42">
            <text:p>－<text:s/></text:p>
          </table:table-cell>
          <table:table-cell office:value-type="float" office:value="0" table:style-name="ce40">
            <text:p>－<text:s/></text:p>
          </table:table-cell>
          <table:table-cell office:value-type="float" office:value="0" table:style-name="ce43">
            <text:p>－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內政部戶政司 民國108年12月9日編製</text:p>
          </table:table-cell>
          <table:table-cell table:number-columns-repeated="2" table:style-name="ce47"/>
          <table:table-cell table:number-columns-repeated="16359"/>
        </table:table-row>
        <table:table-row table:style-name="ro4">
          <table:table-cell office:value-type="string" table:style-name="ce48">
            <text:p><text:s text:c="7"/>「0.00」表示未滿百分之0.005。</text:p>
          </table:table-cell>
          <table:table-cell table:number-columns-repeated="16" table:style-name="ce45"/>
          <table:table-cell table:style-name="ce49"/>
          <table:table-cell table:number-columns-repeated="5" table:style-name="ce47"/>
          <table:table-cell table:number-columns-repeated="16361" table:style-name="ce3"/>
        </table:table-row>
        <table:table-row table:style-name="ro11">
          <table:table-cell office:value-type="string" table:style-name="ce50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51"/>
          <table:table-cell table:number-columns-repeated="16361" table:style-name="ce52"/>
        </table:table-row>
        <table:table-row table:style-name="ro10">
          <table:table-cell office:value-type="string" table:style-name="ce50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9" table:style-name="ro12">
          <table:table-cell table:number-columns-repeated="16384" table:style-name="ce45"/>
        </table:table-row>
        <table:table-row table:number-rows-repeated="2843" table:style-name="ro13">
          <table:table-cell table:number-columns-repeated="16384" table:style-name="ce45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袖0/01--速（月）報/5.速(月)報套印/各月(03以外).xlsx'#新02性比例等-年月別" table:style-name="ta2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2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2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2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2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2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2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2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2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2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2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2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2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2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2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2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10:23:49Z</meta:creation-date>
    <dc:date>2019-12-04T10:25:03Z</dc:date>
  </office:meta>
</office:document-meta>
</file>